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3.2465in"/>
    </style:style>
    <style:style style:name="TableColumn4" style:family="table-column">
      <style:table-column-properties style:column-width="3.2465in"/>
    </style:style>
    <style:style style:name="Table2" style:family="table">
      <style:table-properties style:width="6.4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5B9BD5" fo:background-color="#DEEAF6" style:writing-mode="lr-tb" style:vertical-align="bottom" fo:padding-top="0in" fo:padding-left="0.1in" fo:padding-bottom="0in" fo:padding-right="0.1in"/>
    </style:style>
    <style:style style:name="P7" style:parent-style-name="Normal" style:family="paragraph">
      <style:paragraph-properties fo:keep-with-next="always" fo:margin-top="0.0833in" fo:margin-bottom="0.0833in" fo:line-height="100%"/>
    </style:style>
    <style:style style:name="T8" style:parent-style-name="DefaultParagraphFont" style:family="text">
      <style:text-properties fo:font-weight="bold" style:font-weight-asian="bold" fo:font-size="8pt" style:font-size-asian="8pt" style:font-size-complex="8pt"/>
    </style:style>
    <style:style style:name="T9" style:parent-style-name="DefaultParagraphFont" style:family="text">
      <style:text-properties fo:font-weight="bold" style:font-weight-asian="bold" fo:color="#FF0000" fo:font-size="8pt" style:font-size-asian="8pt" style:font-size-complex="8pt"/>
    </style:style>
    <style:style style:name="T10" style:parent-style-name="DefaultParagraphFont" style:family="text">
      <style:text-properties fo:font-weight="bold" style:font-weight-asian="bold" fo:font-size="8pt" style:font-size-asian="8pt" style:font-size-complex="8pt"/>
    </style:style>
    <style:style style:name="TableCell11" style:family="table-cell">
      <style:table-cell-properties fo:border="0.0069in solid #5B9BD5" fo:background-color="#DEEAF6" style:writing-mode="lr-tb" fo:padding-top="0in" fo:padding-left="0.1in" fo:padding-bottom="0in" fo:padding-right="0.1in"/>
    </style:style>
    <style:style style:name="P12" style:parent-style-name="Normal" style:family="paragraph">
      <style:paragraph-properties fo:keep-with-next="always" fo:margin-top="0.0833in" fo:margin-bottom="0.0833in" fo:line-height="100%"/>
    </style:style>
    <style:style style:name="T13" style:parent-style-name="DefaultParagraphFont" style:family="text">
      <style:text-properties fo:font-weight="bold" style:font-weight-asian="bold" fo:font-size="8pt" style:font-size-asian="8pt" style:font-size-complex="8pt"/>
    </style:style>
    <style:style style:name="T14" style:parent-style-name="DefaultParagraphFont" style:family="text">
      <style:text-properties fo:font-weight="bold" style:font-weight-asian="bold" fo:color="#FF0000" fo:font-size="8pt" style:font-size-asian="8pt" style:font-size-complex="8pt"/>
    </style:style>
    <style:style style:name="T15" style:parent-style-name="DefaultParagraphFont" style:family="text">
      <style:text-properties fo:font-weight="bold" style:font-weight-asian="bold" fo:color="#000000" fo:font-size="8pt" style:font-size-asian="8pt" style:font-size-complex="8pt"/>
    </style:style>
    <style:style style:name="TableRow16" style:family="table-row">
      <style:table-row-properties/>
    </style:style>
    <style:style style:name="TableCell17" style:family="table-cell">
      <style:table-cell-properties fo:border="0.0069in solid #5B9BD5" style:writing-mode="lr-tb" fo:padding-top="0in" fo:padding-left="0.1in" fo:padding-bottom="0in" fo:padding-right="0.1in"/>
    </style:style>
    <style:style style:name="P18" style:parent-style-name="Normal" style:family="paragraph">
      <style:paragraph-properties fo:margin-top="0.0833in" fo:margin-bottom="0.0833in" fo:line-height="100%"/>
      <style:text-properties fo:font-size="8pt" style:font-size-asian="8pt" style:font-size-complex="8pt"/>
    </style:style>
    <style:style style:name="TableCell19" style:family="table-cell">
      <style:table-cell-properties fo:border="0.0069in solid #5B9BD5" style:writing-mode="lr-tb" fo:padding-top="0in" fo:padding-left="0.1in" fo:padding-bottom="0in" fo:padding-right="0.1in"/>
    </style:style>
    <style:style style:name="P20" style:parent-style-name="Normal" style:family="paragraph">
      <style:paragraph-properties fo:margin-top="0.0833in" fo:margin-bottom="0.0833in" fo:line-height="100%"/>
      <style:text-properties fo:font-size="8pt" style:font-size-asian="8pt" style:font-size-complex="8pt"/>
    </style:style>
    <style:style style:name="TableRow21" style:family="table-row">
      <style:table-row-properties/>
    </style:style>
    <style:style style:name="TableCell22" style:family="table-cell">
      <style:table-cell-properties fo:border="0.0069in solid #5B9BD5" style:writing-mode="lr-tb" fo:padding-top="0in" fo:padding-left="0.1in" fo:padding-bottom="0in" fo:padding-right="0.1in"/>
    </style:style>
    <style:style style:name="P23" style:parent-style-name="Normal" style:family="paragraph">
      <style:paragraph-properties fo:margin-top="0.0833in" fo:margin-bottom="0.0833in" fo:line-height="100%"/>
      <style:text-properties fo:font-size="8pt" style:font-size-asian="8pt" style:font-size-complex="8pt"/>
    </style:style>
    <style:style style:name="TableCell24" style:family="table-cell">
      <style:table-cell-properties fo:border="0.0069in solid #5B9BD5" style:writing-mode="lr-tb" fo:padding-top="0in" fo:padding-left="0.1in" fo:padding-bottom="0in" fo:padding-right="0.1in"/>
    </style:style>
    <style:style style:name="P25" style:parent-style-name="Normal" style:family="paragraph">
      <style:paragraph-properties fo:margin-top="0.0833in" fo:margin-bottom="0.0833in" fo:line-height="100%"/>
      <style:text-properties fo:font-size="8pt" style:font-size-asian="8pt" style:font-size-complex="8pt"/>
    </style:style>
    <style:style style:name="TableRow26" style:family="table-row">
      <style:table-row-properties/>
    </style:style>
    <style:style style:name="TableCell27" style:family="table-cell">
      <style:table-cell-properties fo:border="0.0069in solid #5B9BD5" style:writing-mode="lr-tb" fo:padding-top="0in" fo:padding-left="0.1in" fo:padding-bottom="0in" fo:padding-right="0.1in"/>
    </style:style>
    <style:style style:name="P28" style:parent-style-name="Normal" style:family="paragraph">
      <style:paragraph-properties fo:margin-top="0.0833in" fo:margin-bottom="0.0833in" fo:line-height="100%"/>
      <style:text-properties fo:font-size="8pt" style:font-size-asian="8pt" style:font-size-complex="8pt"/>
    </style:style>
    <style:style style:name="TableCell29" style:family="table-cell">
      <style:table-cell-properties fo:border="0.0069in solid #5B9BD5" style:writing-mode="lr-tb" fo:padding-top="0in" fo:padding-left="0.1in" fo:padding-bottom="0in" fo:padding-right="0.1in"/>
    </style:style>
    <style:style style:name="P30" style:parent-style-name="Normal" style:family="paragraph">
      <style:paragraph-properties fo:margin-top="0.0833in" fo:margin-bottom="0.0833in" fo:line-height="100%"/>
      <style:text-properties fo:font-size="8pt" style:font-size-asian="8pt" style:font-size-complex="8pt"/>
    </style:style>
    <style:style style:name="TableRow31" style:family="table-row">
      <style:table-row-properties/>
    </style:style>
    <style:style style:name="TableCell32" style:family="table-cell">
      <style:table-cell-properties fo:border="0.0069in solid #5B9BD5" style:writing-mode="lr-tb" fo:padding-top="0in" fo:padding-left="0.1in" fo:padding-bottom="0in" fo:padding-right="0.1in"/>
    </style:style>
    <style:style style:name="P33" style:parent-style-name="Normal" style:family="paragraph">
      <style:paragraph-properties fo:margin-top="0.0833in" fo:margin-bottom="0.0833in" fo:line-height="100%"/>
      <style:text-properties fo:font-size="8pt" style:font-size-asian="8pt" style:font-size-complex="8pt"/>
    </style:style>
    <style:style style:name="TableCell34" style:family="table-cell">
      <style:table-cell-properties fo:border="0.0069in solid #5B9BD5" style:writing-mode="lr-tb" fo:padding-top="0in" fo:padding-left="0.1in" fo:padding-bottom="0in" fo:padding-right="0.1in"/>
    </style:style>
    <style:style style:name="P35" style:parent-style-name="Normal" style:family="paragraph">
      <style:paragraph-properties fo:margin-top="0.0833in" fo:margin-bottom="0.0833in" fo:line-height="100%"/>
      <style:text-properties fo:font-size="8pt" style:font-size-asian="8pt" style:font-size-complex="8pt"/>
    </style:style>
    <style:style style:name="TableRow36" style:family="table-row">
      <style:table-row-properties/>
    </style:style>
    <style:style style:name="TableCell37" style:family="table-cell">
      <style:table-cell-properties fo:border="0.0069in solid #5B9BD5" style:writing-mode="lr-tb" fo:padding-top="0in" fo:padding-left="0.1in" fo:padding-bottom="0in" fo:padding-right="0.1in"/>
    </style:style>
    <style:style style:name="P38" style:parent-style-name="Normal" style:family="paragraph">
      <style:paragraph-properties fo:margin-top="0.0833in" fo:margin-bottom="0.0833in" fo:line-height="100%"/>
      <style:text-properties fo:font-size="8pt" style:font-size-asian="8pt" style:font-size-complex="8pt"/>
    </style:style>
    <style:style style:name="TableCell39" style:family="table-cell">
      <style:table-cell-properties fo:border="0.0069in solid #5B9BD5" style:writing-mode="lr-tb" fo:padding-top="0in" fo:padding-left="0.1in" fo:padding-bottom="0in" fo:padding-right="0.1in"/>
    </style:style>
    <style:style style:name="P40" style:parent-style-name="Normal" style:family="paragraph">
      <style:paragraph-properties fo:margin-top="0.0833in" fo:margin-bottom="0.0833in" fo:line-height="100%"/>
      <style:text-properties fo:font-size="8pt" style:font-size-asian="8pt" style:font-size-complex="8pt"/>
    </style:style>
    <style:style style:name="TableRow41" style:family="table-row">
      <style:table-row-properties/>
    </style:style>
    <style:style style:name="TableCell42" style:family="table-cell">
      <style:table-cell-properties fo:border="0.0069in solid #5B9BD5" style:writing-mode="lr-tb" fo:padding-top="0in" fo:padding-left="0.1in" fo:padding-bottom="0in" fo:padding-right="0.1in"/>
    </style:style>
    <style:style style:name="P43" style:parent-style-name="Normal" style:family="paragraph">
      <style:paragraph-properties fo:margin-top="0.0833in" fo:margin-bottom="0.0833in" fo:line-height="100%"/>
      <style:text-properties fo:font-size="8pt" style:font-size-asian="8pt" style:font-size-complex="8pt"/>
    </style:style>
    <style:style style:name="TableCell44" style:family="table-cell">
      <style:table-cell-properties fo:border="0.0069in solid #5B9BD5" style:writing-mode="lr-tb" fo:padding-top="0in" fo:padding-left="0.1in" fo:padding-bottom="0in" fo:padding-right="0.1in"/>
    </style:style>
    <style:style style:name="P45" style:parent-style-name="Normal" style:family="paragraph">
      <style:paragraph-properties fo:margin-top="0.0833in" fo:margin-bottom="0.0833in" fo:line-height="100%"/>
      <style:text-properties fo:font-size="8pt" style:font-size-asian="8pt" style:font-size-complex="8pt"/>
    </style:style>
    <style:style style:name="P46" style:parent-style-name="ListBullet" style:family="paragraph"/>
    <style:style style:name="T47" style:parent-style-name="DefaultParagraphFont" style:family="text">
      <style:text-properties fo:font-size="8pt" style:font-size-asian="8pt"/>
    </style:style>
    <style:style style:name="T48" style:parent-style-name="DefaultParagraphFont" style:family="text">
      <style:text-properties fo:color="#86BB40" fo:font-size="8pt" style:font-size-asian="8pt"/>
    </style:style>
    <style:style style:name="T49" style:parent-style-name="DefaultParagraphFont" style:family="text">
      <style:text-properties fo:font-size="8pt" style:font-size-asian="8pt"/>
    </style:style>
    <style:style style:name="P50" style:parent-style-name="ListBullet" style:family="paragraph"/>
    <style:style style:name="T51" style:parent-style-name="DefaultParagraphFont" style:family="text">
      <style:text-properties fo:font-size="8pt" style:font-size-asian="8pt"/>
    </style:style>
    <style:style style:name="TableColumn53" style:family="table-column">
      <style:table-column-properties style:column-width="3.2465in"/>
    </style:style>
    <style:style style:name="TableColumn54" style:family="table-column">
      <style:table-column-properties style:column-width="3.2465in"/>
    </style:style>
    <style:style style:name="Table52" style:family="table">
      <style:table-properties style:width="6.493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0.0069in solid #5B9BD5" fo:background-color="#FFFFFF" style:writing-mode="lr-tb" style:vertical-align="bottom" fo:padding-top="0in" fo:padding-left="0.1in" fo:padding-bottom="0in" fo:padding-right="0.1in"/>
    </style:style>
    <style:style style:name="P57" style:parent-style-name="Normal" style:family="paragraph">
      <style:paragraph-properties fo:keep-with-next="always" fo:margin-top="0.0833in" fo:margin-bottom="0.0833in" fo:line-height="100%"/>
      <style:text-properties fo:font-weight="bold" style:font-weight-asian="bold" fo:font-size="8pt" style:font-size-asian="8pt"/>
    </style:style>
    <style:style style:name="TableCell58" style:family="table-cell">
      <style:table-cell-properties fo:border="0.0069in solid #5B9BD5" fo:background-color="#FFFFFF" style:writing-mode="lr-tb" style:vertical-align="bottom" fo:padding-top="0in" fo:padding-left="0.1in" fo:padding-bottom="0in" fo:padding-right="0.1in"/>
    </style:style>
    <style:style style:name="P59" style:parent-style-name="Normal" style:family="paragraph">
      <style:paragraph-properties fo:keep-with-next="always" fo:margin-top="0.0833in" fo:margin-bottom="0.0833in" fo:line-height="100%"/>
      <style:text-properties fo:font-weight="bold" style:font-weight-asian="bold" fo:font-size="8pt" style:font-size-asian="8pt"/>
    </style:style>
    <style:style style:name="TableRow60" style:family="table-row">
      <style:table-row-properties/>
    </style:style>
    <style:style style:name="TableCell61" style:family="table-cell">
      <style:table-cell-properties fo:border="0.0069in solid #5B9BD5" style:writing-mode="lr-tb" fo:padding-top="0in" fo:padding-left="0.1in" fo:padding-bottom="0in" fo:padding-right="0.1in"/>
    </style:style>
    <style:style style:name="P62" style:parent-style-name="Normal" style:family="paragraph">
      <style:paragraph-properties fo:margin-top="0.0833in" fo:margin-bottom="0.0833in" fo:line-height="100%"/>
      <style:text-properties fo:font-size="8pt" style:font-size-asian="8pt"/>
    </style:style>
    <style:style style:name="TableCell63" style:family="table-cell">
      <style:table-cell-properties fo:border="0.0069in solid #5B9BD5" style:writing-mode="lr-tb" fo:padding-top="0in" fo:padding-left="0.1in" fo:padding-bottom="0in" fo:padding-right="0.1in"/>
    </style:style>
    <style:style style:name="P64" style:parent-style-name="Normal" style:family="paragraph">
      <style:paragraph-properties fo:margin-top="0.0833in" fo:margin-bottom="0.0833in" fo:line-height="100%"/>
    </style:style>
    <style:style style:name="T65" style:parent-style-name="DefaultParagraphFont" style:family="text">
      <style:text-properties fo:font-size="8pt" style:font-size-asian="8pt"/>
    </style:style>
    <style:style style:name="TableRow66" style:family="table-row">
      <style:table-row-properties/>
    </style:style>
    <style:style style:name="TableCell67" style:family="table-cell">
      <style:table-cell-properties fo:border="0.0069in solid #5B9BD5" style:writing-mode="lr-tb" fo:padding-top="0in" fo:padding-left="0.1in" fo:padding-bottom="0in" fo:padding-right="0.1in"/>
    </style:style>
    <style:style style:name="P68" style:parent-style-name="Normal" style:family="paragraph">
      <style:paragraph-properties fo:margin-top="0.0833in" fo:margin-bottom="0.0833in" fo:line-height="100%"/>
      <style:text-properties fo:font-size="8pt" style:font-size-asian="8pt"/>
    </style:style>
    <style:style style:name="TableCell69" style:family="table-cell">
      <style:table-cell-properties fo:border="0.0069in solid #5B9BD5" style:writing-mode="lr-tb" fo:padding-top="0in" fo:padding-left="0.1in" fo:padding-bottom="0in" fo:padding-right="0.1in"/>
    </style:style>
    <style:style style:name="P70" style:parent-style-name="Normal" style:family="paragraph">
      <style:paragraph-properties fo:margin-top="0.0833in" fo:margin-bottom="0.0833in" fo:line-height="100%"/>
      <style:text-properties fo:font-size="8pt" style:font-size-asian="8pt"/>
    </style:style>
  </office:automatic-styles>
  <office:body>
    <office:text text:use-soft-page-breaks="true">
      <text:p text:style-name="P1">Emiljano kurbiba<text:line-break/>Algorithms &amp; optimisation proposal</text:p>
      <text:p text:style-name="Subtitle">For<text:s/>‘Sleepless’ Dissertation Project</text:p>
      <text:h text:style-name="Heading1" text:outline-level="1">Details of<text:s/>my optimisation<text:s/>project</text:h>
      <text:p text:style-name="Normal">The Sleepless for my dissertation is a high lighting environment built to test the field of Photosensitive Epilepsy, using<text:s/>existing knowledge of PSE<text:s/>the projects<text:s/>main purpose is to<text:s/>be a test<text:s/>environment in which<text:s/>I can test methods of which I can mitigate the risks of Seizure in Photosensitive Epilepsy.<text:s/>Currently the test environment is running on my personal computer, while I am not happy with the frame rate on my personal computer I am really not happy with the performance it is showing on lower end systems. I want this project to be as accessible as possible for testing, which means it must be able to run on lower end systems. In this project I am using the Unreal Engine 4.18.3 and programming in the C++ Language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Personal Computer –<text:s/></text:span><text:span text:style-name="T9">40-50<text:s/></text:span><text:span text:style-name="T10">Average Frames Per Second</text:span></text:p>
          </table:table-cell>
          <table:table-cell table:style-name="TableCell11">
            <text:p text:style-name="P12"><text:span text:style-name="T13">Target Computer –<text:s/></text:span><text:span text:style-name="T14">Below 30<text:s/></text:span><text:span text:style-name="T15">Average Frames Per Second</text:span></text:p>
          </table:table-cell>
        </table:table-row>
        <table:table-row table:style-name="TableRow16">
          <table:table-cell table:style-name="TableCell17">
            <text:p text:style-name="P18"><text:s/>CPU: Intel Core i7 6700k @ clock speed of 4236 MHz – 4 Cores &amp; 8 threads.</text:p>
          </table:table-cell>
          <table:table-cell table:style-name="TableCell19">
            <text:p text:style-name="P20"><text:s/>CPU: Intel Core i7 4790 @ clock speed of 3600 MHz – 4 Cores &amp; 8 threads.</text:p>
          </table:table-cell>
        </table:table-row>
        <table:table-row table:style-name="TableRow21">
          <table:table-cell table:style-name="TableCell22">
            <text:p text:style-name="P23">RAM: HyperX 16GB 1866 MHz DDR4.</text:p>
          </table:table-cell>
          <table:table-cell table:style-name="TableCell24">
            <text:p text:style-name="P25">RAM: 24GB 1600 MHz DDR4.</text:p>
          </table:table-cell>
        </table:table-row>
        <table:table-row table:style-name="TableRow26">
          <table:table-cell table:style-name="TableCell27">
            <text:p text:style-name="P28">GPU: GTX 980, CUDA CORES 2048 @ Clock Speed of 1216 MHz, 4GB GDDR5 256-bit</text:p>
          </table:table-cell>
          <table:table-cell table:style-name="TableCell29">
            <text:p text:style-name="P30">GPU: GTX 750ti, CUDA CORES 640 @ Clock Speed of 1216 MHz <text:s/>2GB DDR5</text:p>
          </table:table-cell>
        </table:table-row>
        <table:table-row table:style-name="TableRow31">
          <table:table-cell table:style-name="TableCell32">
            <text:p text:style-name="P33">Display: ACER XB270HU, IPS, G-Sync Enabled, 144Hz – 2560 x 1440p</text:p>
          </table:table-cell>
          <table:table-cell table:style-name="TableCell34">
            <text:p text:style-name="P35">Display: Generic iiYama Business Monitors @ 60Hz – 1920 x 1080p</text:p>
          </table:table-cell>
        </table:table-row>
        <table:table-row table:style-name="TableRow36">
          <table:table-cell table:style-name="TableCell37">
            <text:p text:style-name="P38">Storage: Dual 120GB Kingston HyperX SSD in Raid 0. + 5TB Hard Drive Storage.</text:p>
          </table:table-cell>
          <table:table-cell table:style-name="TableCell39">
            <text:p text:style-name="P40">Storage: 32GB SSD (OS) &amp; 2TB 7200RPM<text:s/></text:p>
          </table:table-cell>
        </table:table-row>
        <table:table-row table:style-name="TableRow41">
          <table:table-cell table:style-name="TableCell42">
            <text:p text:style-name="P43">Operating System – Windows 10 Professional<text:s/></text:p>
          </table:table-cell>
          <table:table-cell table:style-name="TableCell44">
            <text:p text:style-name="P45">Operating System – Windows 8.1 English (Updated to 10)</text:p>
          </table:table-cell>
        </table:table-row>
      </table:table>
      <text:h text:style-name="Heading2" text:outline-level="2">The Objective</text:h>
      <text:list text:style-name="LFO4" text:continue-numbering="true">
        <text:list-item>
          <text:p text:style-name="P46"><text:span text:style-name="T47">Reach Acceptable frame rates on lower end computers, Target<text:s/></text:span><text:span text:style-name="T48">60</text:span><text:span text:style-name="T49"><text:s/>and above but must always be a stable 30 Frames per second no dips.</text:span></text:p>
        </text:list-item>
        <text:list-item>
          <text:p text:style-name="P50"><text:span text:style-name="T51">Study through Benchmarks – Run benchmark analyze CPU/GPU through a multitude of programs.</text:span></text:p>
        </text:list-item>
      </text:list>
      <text:h text:style-name="Heading2" text:outline-level="2">Tools I will use</text:h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CPU-Z – This program tells me everything I need to know about the current usage of any CPU.<text:s/></text:p>
          </table:table-cell>
          <table:table-cell table:style-name="TableCell58">
            <text:p text:style-name="P59">Level Design: See if the issue is bad level design then must change.</text:p>
          </table:table-cell>
        </table:table-row>
        <table:table-row table:style-name="TableRow60">
          <table:table-cell table:style-name="TableCell61">
            <text:p text:style-name="P62">Stat Commands in unreal. A series of statistical commands that help with debugging.</text:p>
          </table:table-cell>
          <table:table-cell table:style-name="TableCell63">
            <text:p text:style-name="P64"><text:span text:style-name="T65">Asset Analysis – I will analyze the assets used and see if they can be reduced in quality without being too noticeable to the player.</text:span></text:p>
          </table:table-cell>
        </table:table-row>
        <table:table-row table:style-name="TableRow66">
          <table:table-cell table:style-name="TableCell67">
            <text:p text:style-name="P68">GPU Profiler – Unreal’s Built in GPU profiler, showing what is using how much data visually.</text:p>
          </table:table-cell>
          <table:table-cell table:style-name="TableCell69">
            <text:p text:style-name="P70">CrystalDiskMark (Used to check if the computers filing system is at fault, I most likely will not use this but it’s a tool I could use)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25in" fo:line-height="12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4166in" fo:margin-bottom="0.1666in" fo:line-height="100%"/>
      <style:text-properties fo:font-weight="bold" style:font-weight-asian="bold" style:font-weight-complex="bold" fo:text-transform="uppercase" fo:color="#1F4E79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 fo:line-height="100%"/>
      <style:text-properties fo:font-weight="bold" style:font-weight-asian="bold" style:font-weight-complex="bold" fo:color="#5B9BD5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bottom="0in" fo:line-height="0.2916in"/>
      <style:text-properties style:font-name="Arial Black" style:font-name-asian="Times New Roman" style:font-name-complex="Times New Roman" fo:text-transform="uppercase" fo:color="#1F4E79" style:letter-kerning="true" fo:font-size="19pt" style:font-size-asian="19pt" style:font-size-complex="19pt" fo:hyphenate="false"/>
    </style:style>
    <style:style style:name="TitleChar" style:display-name="Title Char" style:family="text" style:parent-style-name="DefaultParagraphFont">
      <style:text-properties style:font-name="Arial Black" style:font-name-asian="Times New Roman" style:font-name-complex="Times New Roman" fo:text-transform="uppercase" fo:color="#1F4E79" style:letter-kerning="true" fo:font-size="19pt" style:font-size-asian="19pt" style:font-size-complex="19pt"/>
    </style:style>
    <style:style style:name="Subtitle" style:display-name="Subtitle" style:family="paragraph" style:parent-style-name="Normal" style:next-style-name="Normal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top="0.0555in" fo:margin-bottom="0in" fo:line-height="0.1944in"/>
      <style:text-properties fo:font-weight="bold" style:font-weight-asian="bold" style:font-weight-complex="bold" fo:color="#5B9BD5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fo:font-weight="bold" style:font-weight-asian="bold" style:font-weight-complex="bold" fo:color="#5B9BD5" fo:font-size="12pt" style:font-size-asian="12pt" style:font-size-complex="12pt"/>
    </style:style>
    <style:style style:name="Heading1Char" style:display-name="Heading 1 Char" style:family="text" style:parent-style-name="DefaultParagraphFont">
      <style:text-properties fo:font-weight="bold" style:font-weight-asian="bold" style:font-weight-complex="bold" fo:text-transform="uppercase" fo:color="#1F4E79" fo:font-size="14pt" style:font-size-asian="14pt" style:font-size-complex="14pt"/>
    </style:style>
    <style:style style:name="TipText" style:display-name="Tip Text" style:family="paragraph" style:parent-style-name="Normal">
      <style:paragraph-properties fo:margin-bottom="0.1111in" fo:line-height="110%" fo:margin-right="0.4in"/>
      <style:text-properties fo:font-style="italic" style:font-style-asian="italic" style:font-style-complex="italic" fo:color="#7F7F7F" fo:font-size="8pt" style:font-size-asian="8pt" style:font-size-complex="8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2Char" style:display-name="Heading 2 Char" style:family="text" style:parent-style-name="DefaultParagraphFont">
      <style:text-properties fo:font-weight="bold" style:font-weight-asian="bold" style:font-weight-complex="bold" fo:color="#5B9BD5" fo:font-size="12pt" style:font-size-asian="12pt" style:font-size-complex="12pt"/>
    </style:style>
    <style:style style:name="ListBullet" style:display-name="List Bullet" style:family="paragraph" style:parent-style-name="Normal" style:list-style-name="LFO2">
      <style:paragraph-properties fo:margin-bottom="0.0416in"/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text-align="end" fo:margin-top="0.1388in" fo:margin-bottom="0in" fo:line-height="100%"/>
      <style:text-properties style:font-name="Arial Black" style:font-name-asian="Times New Roman" style:font-name-complex="Times New Roman" fo:color="#1F4E79" fo:font-size="10pt" style:font-size-asian="10pt" style:font-size-complex="10pt" fo:hyphenate="false"/>
    </style:style>
    <style:style style:name="FooterChar" style:display-name="Footer Char" style:family="text" style:parent-style-name="DefaultParagraphFont">
      <style:text-properties style:font-name="Arial Black" style:font-name-asian="Times New Roman" style:font-name-complex="Times New Roman" fo:color="#1F4E79" fo:font-size="10pt" style:font-size-asian="10pt" style:font-size-complex="10pt"/>
    </style:style>
    <style:style style:name="FootnoteText" style:display-name="Footnote Text" style:family="paragraph" style:parent-style-name="Normal">
      <style:paragraph-properties fo:margin-top="0.0972in" fo:margin-bottom="0in" fo:line-height="100%"/>
      <style:text-properties fo:font-style="italic" style:font-style-asian="italic" style:font-style-complex="italic" fo:font-size="7pt" style:font-size-asian="7pt" style:font-size-complex="7pt" fo:hyphenate="false"/>
    </style:style>
    <style:style style:name="FootnoteTextChar" style:display-name="Footnote Text Char" style:family="text" style:parent-style-name="DefaultParagraphFont">
      <style:text-properties fo:font-style="italic" style:font-style-asian="italic" style:font-style-complex="italic" fo:font-size="7pt" style:font-size-asian="7pt" style:font-size-complex="7pt"/>
    </style:style>
    <style:style style:name="TableTextDecimal" style:display-name="Table Text Decimal" style:family="paragraph" style:parent-style-name="Normal">
      <style:paragraph-properties fo:margin-top="0.0833in" fo:margin-bottom="0.0833in" fo:line-height="100%">
        <style:tab-stops>
          <style:tab-stop style:type="char" style:char="." style:position="0.65in"/>
        </style:tab-stops>
      </style:paragraph-properties>
      <style:text-properties fo:hyphenate="false"/>
    </style:style>
    <style:style style:name="Signature" style:display-name="Signature" style:family="paragraph" style:parent-style-name="Normal">
      <style:paragraph-properties fo:margin-top="0.6666in" fo:margin-bottom="0in" fo:line-height="100%"/>
      <style:text-properties fo:hyphenate="false"/>
    </style:style>
    <style:style style:name="SignatureChar" style:display-name="Signature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 fo:color="#5B9BD5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>
      <text:list-level-style-bullet text:level="1" text:style-name="WW_CharLFO2LVL1" text:bullet-char="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asian="Arial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6in" fo:margin-right="1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draw:frame draw:z-index="251659264" draw:id="id0" draw:style-name="a0" draw:name="Text Box 22" text:anchor-type="paragraph" svg:x="0in" svg:y="0in" svg:width="0.36944in" svg:height="0.33958in" style:rel-width="scale" style:rel-height="scale"><draw:text-box><text:p text:style-name="Footer"><text:page-number text:fixed="false">1</text:page-number></text:p></draw:text-box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iljano Kurbiba</meta:initial-creator>
    <dc:creator>EMILJANO KURBIBA</dc:creator>
    <meta:creation-date>2018-02-08T20:51:00Z</meta:creation-date>
    <dc:date>2018-02-09T13:18:00Z</dc:date>
    <meta:print-date>2018-02-09T13:17:00Z</meta:print-date>
    <meta:template xlink:href="Services%20proposal%20(Business%20Blue%20design).dotx" xlink:type="simple"/>
    <meta:editing-cycles>3</meta:editing-cycles>
    <meta:editing-duration>PT6180S</meta:editing-duration>
    <meta:user-defined meta:name="_TemplateID">TC029118969991</meta:user-defined>
    <meta:document-statistic meta:page-count="1" meta:paragraph-count="5" meta:word-count="376" meta:character-count="2515" meta:row-count="17" meta:non-whitespace-character-count="2144"/>
  </office:meta>
</office:document-meta>
</file>